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54" draw:text-style-name="P20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7.6cm" svg:y1="7.673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3.2cm" svg:x2="25.4cm" svg:y2="11.6cm">
          <text:p/>
        </draw:line>
        <draw:line draw:name="Straight Connector 59_73" draw:style-name="gr3" draw:text-style-name="P1" draw:layer="layout" svg:x1="17.6cm" svg:y1="7.673cm" svg:x2="17.6cm" svg:y2="12.6cm">
          <text:p/>
        </draw:line>
        <draw:line draw:name="Straight Connector 59_74" draw:style-name="gr3" draw:text-style-name="P1" draw:layer="layout" svg:x1="18.6cm" svg:y1="12.6cm" svg:x2="21.4cm" svg:y2="12.6cm">
          <text:p/>
        </draw:line>
        <draw:line draw:name="Straight Connector 59_75" draw:style-name="gr3" draw:text-style-name="P1" draw:layer="layout" svg:x1="17.6cm" svg:y1="12.6cm" svg:x2="26cm" svg:y2="12.608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7.6cm" svg:y1="2.8cm" svg:x2="17.6cm" svg:y2="4.6cm">
          <text:p/>
        </draw:line>
        <draw:custom-shape draw:name="Rectangle 1048_6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7.6cm" svg:y1="7.7cm" svg:x2="17.6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.006cm" svg:y2="13.8cm">
          <text:p/>
        </draw:line>
        <draw:line draw:name="Straight Connector 59_96" draw:style-name="gr3" draw:text-style-name="P1" draw:layer="layout" svg:x1="25.4cm" svg:y1="13.2cm" svg:x2="22.8cm" svg:y2="13.2cm">
          <text:p/>
        </draw:line>
        <draw:custom-shape draw:name="Rectangle 1048_8" draw:style-name="gr56" draw:text-style-name="P4" draw:layer="layout" svg:width="0.4cm" svg:height="1.4cm" draw:transform="rotate (1.5711453926453) translate (21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21.497cm 13.82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97" draw:style-name="gr3" draw:text-style-name="P1" draw:layer="layout" svg:x1="17.006cm" svg:y1="13.802cm" svg:x2="26cm" svg:y2="13.8cm">
          <text:p/>
        </draw:lin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8cm">
          <text:p/>
        </draw:line>
        <draw:custom-shape draw:name="Oval 85_51" draw:style-name="gr4" draw:text-style-name="P3" draw:layer="layout" svg:width="0.399cm" svg:height="0.399cm" svg:x="25.8cm" svg:y="1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9" draw:style-name="gr3" draw:text-style-name="P1" draw:layer="layout" svg:x1="17.006cm" svg:y1="13.2cm" svg:x2="21.4cm" svg:y2="13.2cm">
          <text:p/>
        </draw:line>
        <presentation:notes draw:style-name="dp1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4" draw:text-style-name="P20" draw:layer="layout" svg:width="1.311cm" svg:height="3.6cm" svg:x="19.689cm" svg:y="10.2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8.738cm" svg:y="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54" draw:text-style-name="P20" draw:layer="layout" svg:width="3.044cm" svg:height="2.924cm" svg:x="11.4cm" svg:y="2.2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26cm" svg:y="13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3.002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47_22" draw:style-name="gr3" draw:text-style-name="P1" draw:layer="layout" svg:x1="7.184cm" svg:y1="7.749cm" svg:x2="6.384cm" svg:y2="7.749cm">
          <text:p/>
        </draw:line>
        <draw:line draw:name="Straight Connector 47_23" draw:style-name="gr3" draw:text-style-name="P1" draw:layer="layout" svg:x1="6.984cm" svg:y1="7.949cm" svg:x2="6.584cm" svg:y2="7.949cm">
          <text:p/>
        </draw:line>
        <draw:frame draw:style-name="gr7" draw:text-style-name="P7" draw:layer="layout" svg:width="1.984cm" svg:height="0.962cm" svg:x="4.4cm" svg:y="7.387cm">
          <draw:text-box>
            <text:p>3.3 V</text:p>
          </draw:text-box>
        </draw:frame>
        <draw:frame draw:style-name="gr8" draw:text-style-name="P7" draw:layer="layout" svg:width="0.875cm" svg:height="0.962cm" svg:x="6.709cm" svg:y="6.987cm">
          <draw:text-box>
            <text:p>+</text:p>
          </draw:text-box>
        </draw:fram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6.2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9.4cm" svg:y1="3.001cm" svg:x2="6.783cm" svg:y2="3.003cm">
          <text:p/>
        </draw:line>
        <draw:line draw:name="Straight Connector 28_16" draw:style-name="gr3" draw:text-style-name="P1" draw:layer="layout" svg:x1="9.4cm" svg:y1="3.001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8cm" svg:x2="20cm" svg:y2="14.4cm">
          <text:p/>
        </draw:lin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26T17:57:40.046000000</dc:date>
    <meta:editing-duration>P11DT18H36M59S</meta:editing-duration>
    <meta:editing-cycles>39</meta:editing-cycles>
    <meta:generator>LibreOffice/6.4.0.3$Windows_X86_64 LibreOffice_project/b0a288ab3d2d4774cb44b62f04d5d28733ac6df8</meta:generator>
    <meta:document-statistic meta:object-count="1121"/>
  </office:meta>
</office:document-meta>
</file>